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5bf8"/>
    </style:style>
    <style:style style:name="P2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Arial" fo:font-size="14pt" officeooo:paragraph-rsid="000fd247" style:font-size-asian="14pt" style:font-size-complex="14pt"/>
    </style:style>
    <style:style style:name="P3" style:family="paragraph" style:parent-style-name="Standard">
      <style:paragraph-properties fo:margin-top="0cm" fo:margin-bottom="0.499cm" style:contextual-spacing="false" fo:background-color="transparent">
        <style:background-image/>
      </style:paragraph-properties>
      <style:text-properties officeooo:paragraph-rsid="000fd247"/>
    </style:style>
    <style:style style:name="T1" style:family="text">
      <style:text-properties officeooo:rsid="000e5bf8"/>
    </style:style>
    <style:style style:name="T2" style:family="text">
      <style:text-properties style:font-name="Arial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font-name="Arial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80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5.3. Las conductas contrarias a las normas de convivencia del centro.</text:span></text:p>
      <text:p text:style-name="P1"><text:span text:style-name="T1"/></text:p>
      <text:p text:style-name="P1"><text:span text:style-name="T1">Artículo 64.- Conductas que perjudican gravemente la convivencia en el centro docente.</text:span></text:p>
      <text:p text:style-name="P1"><text:span text:style-name="T1"/></text:p>
      <text:p text:style-name="P1"><text:span text:style-name="T1">h) Cometer intencionadamente actos que causen desperfectos en instalaciones o bienes</text:span></text:p>
      <text:p text:style-name="P1"><text:span text:style-name="T1">pertenecientes al centro docente, a su personal, a otros alumnos y alumnas o a terceras</text:span></text:p>
      <text:p text:style-name="P1"><text:span text:style-name="T1">personas, tanto de forma individual como en grupo.</text:span></text:p>
      <text:p text:style-name="P1"><text:span text:style-name="T1"/></text:p>
      <text:p text:style-name="P2"><text:span text:style-name="T8">Normas de utilización del <text:s/>Aula</text:span></text:p>
      <text:p text:style-name="P3"><text:span text:style-name="T3"><text:line-break/></text:span><text:span text:style-name="T4">1</text:span><text:span text:style-name="T3">. En cada aula se colgará en el </text:span><text:span text:style-name="T4">tablón de anuncios</text:span><text:span text:style-name="T3"> o en un lugar destacado, las <text:line-break/>normas uso de los ordenadores.<text:line-break/><text:line-break/></text:span><text:span text:style-name="T4">2</text:span><text:span text:style-name="T3">. La </text:span><text:span text:style-name="T4">responsabilidad</text:span><text:span text:style-name="T3"> del estado de los pupitres y de los equipos informáticos recaerá sobre los alumnos o alumnas que tienen asignada su utilización en cada momento. Cada reparación derivada de un mal uso de estos elementos será </text:span><text:span text:style-name="T4">por cuenta de los usuarios o usuarias</text:span><text:span text:style-name="T3">.<text:line-break/><text:line-break/></text:span><text:span text:style-name="T4">3</text:span><text:span text:style-name="T3">. El alumnado </text:span><text:span text:style-name="T4">“nunca” debe quedarse solo</text:span><text:span text:style-name="T3"> en el aula con los ordenadores.<text:line-break/><text:line-break/></text:span><text:span text:style-name="T4">4</text:span><text:span text:style-name="T3">. Queda prohibido cualquier </text:span><text:span text:style-name="T4">cambio de puesto de trabajo</text:span><text:span text:style-name="T3"> que no está autorizado por el tutor o tutora. Sólo el profesor o profesora responsable en cada momento del aula, podrá cambiar puntualmente la ubicación del alumnado por razones pedagógicas o disciplinarias.<text:line-break/><text:line-break/></text:span><text:span text:style-name="T4">5</text:span><text:span text:style-name="T3">. Al comenzar la jornada, el alumno realizará un </text:span><text:span text:style-name="T4">reconocimiento visual</text:span><text:span text:style-name="T3"> del ordenador y de su mesa de trabajo. Si en el reconocimiento inicial, al inicio de una sesión de trabajo con ordenadores o en el transcurso de esta se observara alguna anomalía, deberá comunicarse inmediatamente a los responsables de aula.<text:line-break/><text:line-break/></text:span><text:span text:style-name="T4">6</text:span><text:span text:style-name="T3">. La situación normal de los ordenadores es </text:span><text:span text:style-name="T4">apagado, </text:span><text:span text:style-name="T5">así deberá estar</text:span><text:span text:style-name="T4"> durante los recreos y cuando se salga del aula</text:span><text:span text:style-name="T3">. Los ordenadores se deberán de apagar según el </text:span><text:span text:style-name="T4">protocolo correcto</text:span><text:span text:style-name="T3">, los problemas y el mal funcionamiento de los equipos sucede cuando no se utilizan de forma adecuada.<text:line-break/><text:line-break/></text:span><text:span text:style-name="T4">7</text:span><text:span text:style-name="T3">. Queda prohibida la </text:span><text:span text:style-name="T4">manipulación</text:span><text:span text:style-name="T3"> </text:span><text:span text:style-name="T4">física</text:span><text:span text:style-name="T3"> del equipo informático que nos corresponde sin la autorización de la profesora o profesor responsable.<text:line-break/><text:line-break/></text:span><text:span text:style-name="T4">9</text:span><text:span text:style-name="T3">. En ningún caso se permitirá la </text:span><text:span text:style-name="T4">navegación libre por Internet</text:span><text:span text:style-name="T3">. Quedan prohibidas las conexiones a Internet sin autorización del profesor o profesora responsable. Así como el uso de los equipos informáticos para cualquier tarea que no esté relacionada con la actividad que se esté realizando.<text:line-break/><text:line-break/></text:span><text:span text:style-name="T4">10 </text:span><text:span text:style-name="T3">No está permitido el almacenamiento de información ilegal u ofensiva<text:line-break/><text:line-break/></text:span><text:span text:style-name="T4">11</text:span><text:span text:style-name="T3">. No está permitido introducir </text:span><text:span text:style-name="T4">comidas y/o bebidas</text:span><text:span text:style-name="T3"> en el aula.</text:span><text:span text:style-name="T6"><text:line-break/><text:line-break/></text:span><text:span text:style-name="T7">12</text:span><text:span text:style-name="T6">. </text:span><text:span text:style-name="T3">En los ordenadores </text:span><text:span text:style-name="Strong_20_Emphasis"><text:span text:style-name="T3">NO se instalará ningún programa</text:span></text:span><text:span text:style-name="T3">. Si es necesaria la instalación de alguna nueva aplicación para el desarrollo de las clases, se hará siempre bajo supervisión del profesor. </text:span><text:span text:style-name="T6"><text:line-break/><text:line-break/></text:span><text:span text:style-name="T7">13</text:span><text:span text:style-name="T6">. </text:span><text:span text:style-name="T2">Es conveniente </text:span><text:span text:style-name="Strong_20_Emphasis"><text:span text:style-name="T3">siempre tener copia privada del trabajo realizado </text:span></text:span><text:span text:style-name="T3">(como medida de seguridad o para continuar el trabajo en casa). Deberás utilizar un lápiz de memoria USB (</text:span><text:span text:style-name="Emphasis"><text:span text:style-name="T3">pendrive</text:span></text:span><text:span text:style-name="T3">), servicios de almacenamiento online o los medios que proporcione el profes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08:09:34</meta:creation-date>
    <dc:date>2012-11-13T09:18:22</dc:date>
    <meta:editing-duration>PT53M37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7" meta:word-count="442" meta:character-count="2776" meta:non-whitespace-character-count="2324"/>
  </office:meta>
</office:document-meta>
</file>